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master-page-name="Standard">
      <style:paragraph-properties style:page-number="auto"/>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4pt" fo:font-weight="bold" style:font-size-asian="14pt" style:font-weight-asian="bold" style:font-size-complex="14pt"/>
    </style:style>
    <style:style style:name="P5" style:family="paragraph" style:parent-style-name="Standard">
      <style:text-properties fo:font-size="14pt" fo:font-weight="bold" officeooo:paragraph-rsid="001338c9" style:font-size-asian="14pt" style:font-weight-asian="bold" style:font-size-complex="14pt"/>
    </style:style>
    <style:style style:name="P6" style:family="paragraph" style:parent-style-name="Standard">
      <style:text-properties fo:font-size="14pt" fo:font-weight="normal" officeooo:rsid="001338c9" officeooo:paragraph-rsid="001338c9" style:font-size-asian="14pt" style:font-weight-asian="normal" style:font-size-complex="14pt" style:font-weight-complex="normal"/>
    </style:style>
    <style:style style:name="P7" style:family="paragraph" style:parent-style-name="Standard">
      <style:text-properties fo:font-size="14pt" fo:font-weight="normal" officeooo:rsid="001406dd" officeooo:paragraph-rsid="001406dd" style:font-size-asian="14pt" style:font-weight-asian="normal" style:font-size-complex="14pt" style:font-weight-complex="normal"/>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style>
    <style:style style:name="T3" style:family="text">
      <style:text-properties style:font-name="Calibri1" fo:font-size="14pt" style:font-name-asian="Calibri1" style:font-size-asian="14pt" style:font-name-complex="Calibri1" style:font-size-complex="14pt"/>
    </style:style>
    <style:style style:name="T4" style:family="text">
      <style:text-properties officeooo:rsid="001338c9"/>
    </style:style>
    <style:style style:name="T5" style:family="text">
      <style:text-properties officeooo:rsid="001406dd"/>
    </style:style>
    <style:style style:name="T6" style:family="text">
      <style:text-properties officeooo:rsid="00148f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Calibración del sensor de humed</text:span><text:bookmark text:name="_GoBack"/><text:span text:style-name="T2">ad sen0193 de DFRobot.</text:span></text:p>
      <text:p text:style-name="P1"/>
      <text:p text:style-name="P1">Para conectar el sensor al Sparkfun necesitamos un convertidor analógico digital (ADC1115) el esquema de conexión está incluido en el apartado “documentación” del trello.</text:p>
      <text:p text:style-name="P1">Para poder utilizar los valores que recibimos del sensor debemos remapear la entrada de datos, haciendo que el valor en el aire (20200) corresponda al 0% y el valor sumergido (13000) al 100%. Nos damos cuenta de que los valores mínimo y máximo pueden variar en la práctica y hemos tenido que ajustar los límites.</text:p>
      <text:p text:style-name="P1"/>
      <text:p text:style-name="P1"/>
      <text:p text:style-name="P4">Calibración del sensor de salinidad</text:p>
      <text:p text:style-name="P1"/>
      <text:p text:style-name="P1">El sensor de salinidad consiste en dos conductores sumergidos. Donde la corriente que circula de uno a otro se encontrara con menor resistencia cuanto mayor sea la cantidad de sal en el recipiente donde se almacena el agua.</text:p>
      <text:p text:style-name="P1">Debemos remapear los valores que mide el sensor. Estableciendo como valor mínimo (0%) la media de una serie de valores medidos en un tiempo dado habiendo introducido el sensor en un recipiente con agua.</text:p>
      <text:p text:style-name="P1">Establecemos también el valor máximo (100%), que será la media de los valores hallados en un intervalo de tiempo, con el sensor dentro del recipiente con una cantidad de sal en el agua. La cantidad máxima de sal en el agua debe ser la que el product owner determine. </text:p>
      <text:p text:style-name="P1"/>
      <text:p text:style-name="P4">Calibración del sensor de temperatura</text:p>
      <text:p text:style-name="P4"/>
      <text:p text:style-name="Standard"><text:span text:style-name="T1">El sensor de temperatura consiste en una resistencia NTC en serie con una resistencia R2(2.2K</text:span><text:span text:style-name="T3">Ω</text:span><text:span text:style-name="T1">). Donde la tensión de R2 aumenta cuanto mayor sea la temperatura.</text:span></text:p>
      <text:p text:style-name="P1"><text:soft-page-break/>Para poder utilizar los valores que recibimos del sensor debemos asignar la entrada de datos, haciendo que el valor mínimo (9000) corresponda a 0º y el valor máximo (17050) a 40º. </text:p>
      <text:p text:style-name="P1"/>
      <text:p text:style-name="P5">Calibración del sensor de <text:span text:style-name="T4">presión</text:span></text:p>
      <text:p text:style-name="P6">Este sensor en concreto ya viene prefabricado por lo que no tenemos que analizar los voltajes de entrada, solamente debemos estudiar la librería que nos ofrece el fabricante, <text:span text:style-name="T5">y utilizarla</text:span>.</text:p>
      <text:p text:style-name="P7">Para averiguar la presión, se necesita saber la temperatura <text:span text:style-name="T6">ambiente</text:span>, y nuestro sensor BMP180 ya mide internamente la temperatura para hacer los c<text:span text:style-name="T6">á</text:span>lculos necesarios. Nosotros hemos sustituido esa variable interna y la hemos cambiado por el valor que nos da nuestro sensor de temperatura.</text:p>
      <text:p text:style-name="P7">Podr<text:span text:style-name="T6">í</text:span>amos concluir que la calibración de este sensor ha sido la sustituci<text:span text:style-name="T6">ó</text:span>n de la variable que almacenaba la temperatura, <text:span text:style-name="T6">ajustar la altitud para que se pueda averiguar la presión relativa respecto al nivel del mar</text:span> y el uso adecuado de los m<text:span text:style-name="T6">é</text:span>todos necesari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swis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font-independent-line-spacing="false">
        <style:tab-stops/>
      </style:paragraph-properties>
      <style:text-properties style:use-window-font-color="true" style:font-name="Calibri" fo:font-size="11pt" fo:language="es" fo:country="ES"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cm" fo:margin-bottom="0.282cm" loext:contextual-spacing="false" fo:line-height="107%"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istian BM</meta:initial-creator>
    <meta:editing-cycles>3</meta:editing-cycles>
    <meta:creation-date>2018-11-04T13:45:00</meta:creation-date>
    <dc:date>2018-11-18T19:43:51.396000000</dc:date>
    <meta:editing-duration>PT36M21S</meta:editing-duration>
    <meta:generator>LibreOffice/6.1.0.3$Windows_X86_64 LibreOffice_project/efb621ed25068d70781dc026f7e9c5187a4decd1</meta:generator>
    <meta:document-statistic meta:table-count="0" meta:image-count="0" meta:object-count="0" meta:page-count="2" meta:paragraph-count="14" meta:word-count="397" meta:character-count="2405" meta:non-whitespace-character-count="202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